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svg:font-family="'Times New'"/>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officeooo:rsid="001af9b8" officeooo:paragraph-rsid="001af9b8"/>
    </style:style>
    <style:style style:name="P2" style:family="paragraph" style:parent-style-name="Standard">
      <style:paragraph-properties fo:text-align="center" style:justify-single-word="false"/>
      <style:text-properties style:font-name="Times New" fo:font-size="14pt" style:text-underline-style="solid" style:text-underline-width="auto" style:text-underline-color="font-color" fo:font-weight="bold" officeooo:rsid="001af9b8" officeooo:paragraph-rsid="001cf7c5" style:font-size-asian="14pt" style:font-weight-asian="bold" style:font-size-complex="14pt" style:font-weight-complex="bold"/>
    </style:style>
    <style:style style:name="P3" style:family="paragraph" style:parent-style-name="Standard">
      <style:text-properties style:font-name="Times New" officeooo:rsid="001af9b8" officeooo:paragraph-rsid="001af9b8"/>
    </style:style>
    <style:style style:name="P4" style:family="paragraph" style:parent-style-name="Standard">
      <style:text-properties style:font-name="Times New" officeooo:rsid="00219176" officeooo:paragraph-rsid="00219176"/>
    </style:style>
    <style:style style:name="T1" style:family="text">
      <style:text-properties officeooo:rsid="001cf7c5"/>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lgisayar ağının güvenilirlik seviyesini artırmak için <text:span text:style-name="T1">dikkat etmemiz gerek kriterleri aşağıda sıralayacağım.</text:span></text:p>
      <text:p text:style-name="P1"/>
      <text:p text:style-name="P1"><text:span text:style-name="T2">1- Bağlılık:</text:span> Ağın güvenilirliğinin yüksek olması için bağlılık derecesinin de yüksek olması lazımdır. Düğüm çiftleri arasında en az iki hat olması yani 2 bağlılık güvenilirliği yüksek olmasının istediği durumlarda ve ana şebeke tasarımlarında kullanılmaktadır.</text:p>
      <text:p text:style-name="P1"/>
      <text:p text:style-name="P1"><text:span text:style-name="T2">2- Birleşme:</text:span> Bir ağdan m düğümlü alt ağlar elde edebilmek için ağdan çıkartılması gereken hatlar ya da düğümlerin en küçük sayısıdır. Yüksek güvenilirliğe sahip olan bir ağda elde edilen tüm alt ağlar için birleşme değerinin büyük olması gerekmektedir.</text:p>
      <text:p text:style-name="P1"/>
      <text:p text:style-name="P1"><text:span text:style-name="T2">3- Çap:</text:span> Ağdaki düğüm çiftleri arasındaki en kısa yolların içindeki en uzun yol bize ağın çapını gösterir. Çap değeri e-ne kadar düşük olursa ağın güvenilirliği o</text:p>
      <text:p text:style-name="P1">kadar artar.</text:p>
      <text:p text:style-name="P1"/>
      <text:p text:style-name="P1"><text:span text:style-name="T2">4- Çevre:</text:span> Ağdaki başlangıç ve bitiş düğümleri aynı olan yol olarak</text:p>
      <text:p text:style-name="P1">tanımlanmaktadır. Çevrim değerinin uzunluğu kapsadığı hatların toplan</text:p>
      <text:p text:style-name="P1">uzunluğuna eşittir. Bir ağın çevrim değeri ise ağdaki çevrim değerlerinin en</text:p>
      <text:p text:style-name="P1">küçük uzunluğuna eşittir. Çevrim değerinin büyük olması ağın güvenilirliğinin</text:p>
      <text:p text:style-name="P1">yüksek olduğunu göstermektedir.</text:p>
      <text:p text:style-name="P1"/>
      <text:p text:style-name="P1"><text:span text:style-name="T2">5- Ağın Birleşme Düzeyi:</text:span> Bir ağı kendisinden daha küçük en az iki veya daha fazla alt ağa bölmek için çıkartılması gereken en az düğüm veya hat sayısı ağın</text:p>
      <text:p text:style-name="P1">düğüm yada hat birleşme düzeyi değerini vermektedir. Birleşme düzeyi</text:p>
      <text:p text:style-name="P1">değerinin yüksek olması ağın güvenilirlik düzeyini de yüksek olduğunu</text:p>
      <text:p text:style-name="P1">göstermektedir.</text:p>
      <text:p text:style-name="P1"/>
      <text:p text:style-name="P1">Bu kriterlere dikkat ettiğimizde ağın güvenilirlik seviyesini de artırmış oluruz.</text:p>
      <text:p text:style-name="P1"/>
      <text:p text:style-name="P1"/>
      <text:p text:style-name="P4">Nafi durmuş</text:p>
      <text:p text:style-name="P4">14110120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svg:font-family="'Times New'"/>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23:48:37.908914720</meta:creation-date>
    <dc:date>2017-10-12T17:40:21.859191470</dc:date>
    <meta:editing-duration>PT12M57S</meta:editing-duration>
    <meta:editing-cycles>7</meta:editing-cycles>
    <meta:generator>LibreOffice/5.1.6.2$Linux_X86_64 LibreOffice_project/10m0$Build-2</meta:generator>
    <meta:document-statistic meta:table-count="0" meta:image-count="0" meta:object-count="0" meta:page-count="1" meta:paragraph-count="17" meta:word-count="213" meta:character-count="1523" meta:non-whitespace-character-count="1327"/>
  </office:meta>
</office:document-meta>
</file>